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145525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06cm" svg:y1="8.8cm" svg:x2="14.293cm" svg:y2="8.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ugen</meta:initial-creator>
    <meta:creation-date>2026-01-03T23:12:13.280482808</meta:creation-date>
    <dc:date>2026-01-04T00:00:52.120537563</dc:date>
    <dc:creator>Eugen</dc:creator>
    <meta:editing-duration>PT3M55S</meta:editing-duration>
    <meta:editing-cycles>1</meta:editing-cycles>
    <meta:document-statistic meta:object-count="1"/>
    <meta:generator>LibreOffice/25.8.4.2$Linux_X86_64 LibreOffice_project/580$Build-2</meta:generator>
  </office:meta>
</office:document-meta>
</file>